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.4cm" fo:margin-right="0cm" fo:margin-top="0cm" fo:margin-bottom="0cm" fo:text-align="start" style:justify-single-word="false" fo:text-indent="-0.4cm" style:auto-text-indent="false" style:page-number="auto"/>
      <style:text-properties style:font-name="Arial Unicode MS" fo:font-size="11pt" style:font-size-asian="11pt" style:font-size-complex="11pt"/>
    </style:style>
    <style:style style:name="P2" style:family="paragraph" style:parent-style-name="Text_20_body" style:master-page-name="">
      <style:paragraph-properties fo:margin-left="0.4cm" fo:margin-right="0cm" fo:margin-top="0cm" fo:margin-bottom="0cm" fo:text-align="center" style:justify-single-word="false" fo:text-indent="-0.4cm" style:auto-text-indent="false" style:page-number="auto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 style:master-page-name="">
      <style:paragraph-properties fo:margin-left="0.4cm" fo:margin-right="0cm" fo:margin-top="0cm" fo:margin-bottom="0cm" fo:text-align="center" style:justify-single-word="false" fo:text-indent="-0.4cm" style:auto-text-indent="false" style:page-number="auto" fo:break-before="pag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.4cm" fo:margin-right="0cm" fo:margin-top="0cm" fo:margin-bottom="0cm" fo:text-indent="-0.4cm" style:auto-text-indent="false"/>
      <style:text-properties style:font-name="Arial Unicode MS" fo:font-size="11pt" style:font-size-asian="11pt" style:font-size-complex="11pt"/>
    </style:style>
    <style:style style:name="P5" style:family="paragraph" style:parent-style-name="Text_20_body">
      <style:paragraph-properties fo:margin-left="0.4cm" fo:margin-right="0cm" fo:margin-top="0cm" fo:margin-bottom="0cm" fo:text-align="start" style:justify-single-word="false" fo:text-indent="-0.4cm" style:auto-text-indent="false"/>
      <style:text-properties style:font-name="Arial Unicode MS" fo:font-size="11pt" style:font-size-asian="11pt" style:font-size-complex="11pt"/>
    </style:style>
    <style:style style:name="P6" style:family="paragraph" style:parent-style-name="Text_20_body">
      <style:paragraph-properties fo:margin-left="0.4cm" fo:margin-right="0cm" fo:margin-top="0cm" fo:margin-bottom="0cm" fo:text-align="center" style:justify-single-word="false" fo:text-indent="-0.4cm" style:auto-text-indent="false"/>
      <style:text-properties style:font-name="Arial Unicode MS" fo:font-size="11pt" fo:font-weight="bold" style:font-size-asian="11pt" style:font-size-complex="11pt"/>
    </style:style>
    <style:style style:name="P7" style:family="paragraph" style:parent-style-name="Text_20_body">
      <style:paragraph-properties fo:margin-left="0.4cm" fo:margin-right="0cm" fo:margin-top="0cm" fo:margin-bottom="0cm" fo:text-align="center" style:justify-single-word="false" fo:text-indent="-0.4cm" style:auto-text-indent="fals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.4cm" fo:margin-right="0cm" fo:margin-top="0cm" fo:margin-bottom="0cm" fo:text-align="start" style:justify-single-word="false" fo:text-indent="-0.4cm" style:auto-text-indent="false"/>
      <style:text-properties style:font-name="Arial Unicode MS" fo:font-size="11pt"/>
    </style:style>
    <style:style style:name="P9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 Unicode MS" fo:font-size="11pt" style:font-name-asian="Menlo-Regular" style:font-size-asian="11pt" style:font-name-complex="Menlo-Regular" style:font-size-complex="11pt"/>
    </style:style>
    <style:style style:name="P10" style:family="paragraph" style:parent-style-name="Standard" style:list-style-name="">
      <style:paragraph-properties style:text-autospace="none"/>
      <style:text-properties style:font-name="Arial Unicode MS" fo:font-size="11pt" style:font-size-asian="11pt" style:font-size-complex="11pt"/>
    </style:style>
    <style:style style:name="P11" style:family="paragraph" style:parent-style-name="Standard" style:list-style-name="">
      <style:paragraph-properties fo:text-align="center" style:justify-single-word="false" style:text-autospace="non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.4cm" fo:margin-right="0cm" fo:margin-top="0cm" fo:margin-bottom="0cm" fo:text-align="start" style:justify-single-word="false" fo:text-indent="-0.4cm" style:auto-text-indent="false"/>
      <style:text-properties fo:color="#000000" style:font-name="Arial Unicode MS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13" style:family="paragraph" style:parent-style-name="Text_20_body">
      <style:paragraph-properties fo:margin-left="0.4cm" fo:margin-right="0cm" fo:margin-top="0cm" fo:margin-bottom="0cm" fo:text-align="center" style:justify-single-word="false" fo:text-indent="-0.4cm" style:auto-text-indent="false"/>
      <style:text-properties style:font-name="Arial Unicode MS" fo:font-size="11pt" fo:font-weight="bold" style:font-size-asian="11pt" style:font-size-complex="11pt"/>
    </style:style>
    <style:style style:name="P14" style:family="paragraph" style:parent-style-name="Text_20_body">
      <style:paragraph-properties fo:margin-left="0.4cm" fo:margin-right="0cm" fo:margin-top="0cm" fo:margin-bottom="0cm" fo:text-align="start" style:justify-single-word="false" fo:text-indent="-0.4cm" style:auto-text-indent="fals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left="0.4cm" fo:margin-right="0cm" fo:margin-top="0cm" fo:margin-bottom="0cm" fo:text-align="center" style:justify-single-word="false" fo:text-indent="-0.4cm" style:auto-text-indent="fals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.4cm" fo:margin-right="0cm" fo:margin-top="0cm" fo:margin-bottom="0cm" fo:text-indent="-0.4cm" style:auto-text-indent="false"/>
      <style:text-properties style:font-name="Arial Unicode M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.4cm" fo:margin-right="0cm" fo:margin-top="0cm" fo:margin-bottom="0cm" fo:text-align="start" style:justify-single-word="false" fo:text-indent="-0.4cm" style:auto-text-indent="false"/>
      <style:text-properties style:font-name="Arial Unicode MS" fo:font-size="11pt" style:font-size-asian="11pt" style:font-size-complex="11pt"/>
    </style:style>
    <style:style style:name="P18" style:family="paragraph" style:parent-style-name="Text_20_body">
      <style:paragraph-properties fo:margin-left="0.4cm" fo:margin-right="0cm" fo:margin-top="0cm" fo:margin-bottom="0cm" fo:text-align="start" style:justify-single-word="false" fo:text-indent="-0.4cm" style:auto-text-indent="fals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.4cm" fo:margin-right="0cm" fo:margin-top="0cm" fo:margin-bottom="0cm" fo:text-align="center" style:justify-single-word="false" fo:text-indent="-0.4cm" style:auto-text-indent="fals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 style:master-page-name="">
      <style:paragraph-properties fo:margin-left="0.4cm" fo:margin-right="0cm" fo:margin-top="0cm" fo:margin-bottom="0cm" fo:text-align="center" style:justify-single-word="false" fo:text-indent="-0.4cm" style:auto-text-indent="false" style:page-number="auto" fo:break-before="pag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 style:master-page-name="">
      <style:paragraph-properties fo:margin-left="0.4cm" fo:margin-right="0cm" fo:margin-top="0cm" fo:margin-bottom="0cm" fo:text-align="center" style:justify-single-word="false" fo:text-indent="-0.4cm" style:auto-text-indent="false" style:page-number="auto" fo:break-before="page"/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P22" style:family="paragraph" style:parent-style-name="List_20_Heading">
      <style:text-properties style:font-name="Arial Unicode MS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1pt" style:font-weight-asian="bold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size-asian="11pt" style:font-size-complex="11pt"/>
    </style:style>
    <style:style style:name="T6" style:family="text">
      <style:text-properties fo:font-style="italic"/>
    </style:style>
    <style:style style:name="T7" style:family="text">
      <style:text-properties fo:color="#000000" style:font-name-asian="Menlo-Regular" style:font-name-complex="Menlo-Regular"/>
    </style:style>
    <style:style style:name="T8" style:family="text">
      <style:text-properties fo:color="#000000" fo:font-weight="bold" style:font-name-asian="Menlo-Regular" style:font-weight-asian="bold" style:font-name-complex="Menlo-Regular" style:font-weight-complex="bold"/>
    </style:style>
    <style:style style:name="T9" style:family="text">
      <style:text-properties style:font-name="Arial Unicode MS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ule « Sound Units »</text:p>
      <text:p text:style-name="P7"/>
      <text:p text:style-name="P6">Commandes globales</text:p>
      <text:p text:style-name="P16"/>
      <text:p text:style-name="P4"><text:span text:style-name="T2">@</text:span><text:span text:style-name="T1"> </text:span>Verrouille tous les players, coupe l’autoplay, note la date dans la dernière entrée du « Play Log ». </text:p>
      <text:p text:style-name="P4"><text:span text:style-name="T1">ctrl-shift-left-clic </text:span>Verrouille tous les players, coupe l’autoplay. <text:s/></text:p>
      <text:p text:style-name="P4"><text:span text:style-name="T1">l </text:span>Verrouille tous les players, coupe l’autoplay. </text:p>
      <text:p text:style-name="P4"><text:span text:style-name="T1">u </text:span>Verrouille et démute tous les players. </text:p>
      <text:p text:style-name="P4"><text:span text:style-name="T1">z </text:span>Verrouille et mute tous les players, coupe l’autoplay. </text:p>
      <text:p text:style-name="P4"><text:span text:style-name="T1"># </text:span>Déverrouille tous les players. </text:p>
      <text:p text:style-name="P4"><text:span text:style-name="T1">w </text:span>Déverrouille tous les players. </text:p>
      <text:p text:style-name="P4"><text:span text:style-name="T1">shift-left-clic </text:span>Déverrouille tous les players. </text:p>
      <text:p text:style-name="P4"><text:span text:style-name="T1">r </text:span>Déverrouille, démute tous les players et relance l’autoplay. </text:p>
      <text:p text:style-name="P4"><text:span text:style-name="T1">del </text:span>Interrompt tous les players. </text:p>
      <text:p text:style-name="P4"><text:span text:style-name="T1">bs </text:span>Interrompt l’un des players. </text:p>
      <text:p text:style-name="P4"><text:span text:style-name="T1">f </text:span>« full volume » : rétablit le volume standard de jeu des clips actifs </text:p>
      <text:p text:style-name="P4"><text:span text:style-name="T1">h </text:span>« half volume » : passe les clips actifs en « demi » volume. </text:p>
      <text:p text:style-name="P4"><text:span text:style-name="T1">i </text:span>passe les changements de volumes en mode « immédiat » </text:p>
      <text:p text:style-name="P4"><text:span text:style-name="T1">o </text:span>passe les changements de volumes en mode « semi-rapide » </text:p>
      <text:p text:style-name="P4"><text:span text:style-name="T1">p </text:span>passe les changements de volumes en mode « ultra lent » </text:p>
      <text:p text:style-name="P4"><text:span text:style-name="T1">n </text:span>commute l’affichage des players par numéro de player, ou par numéro de piste. </text:p>
      <text:p text:style-name="P4"><text:span text:style-name="T1">q </text:span>commute entre affichage des numéros de players ou de piste, et l’affichage des numéros des derniers clips joués. </text:p>
      <text:p text:style-name="P4"><text:span text:style-name="T1">g </text:span>coupe ou lance l’autoplay. </text:p>
      <text:p text:style-name="P4"/>
      <text:p text:style-name="P6">Commandes locales</text:p>
      <text:p text:style-name="P4"/>
      <text:p text:style-name="P4"><text:span text:style-name="T1">t </text:span><text:span text:style-name="T4">verrouille/déverrouille le player </text:span></text:p>
      <text:p text:style-name="P4"><text:span text:style-name="T1">left-clic </text:span>sélectionne le player pour édition éventuelle dans le module « Dynamic Play Parameters ». Il affiche alors le numéro du dernier clip joué. Si le player est actif, il est en outre verrouillé </text:p>
      <text:p text:style-name="P4"><text:span text:style-name="T1">right-clic </text:span>Si le player est inactif, le dernier clip joué par ce player est relancé. Si le player est actif, cette action le verrouille, et le mute ou le démute. </text:p>
      <text:p text:style-name="P4"><text:span text:style-name="T1">ctrl-right-clic </text:span>tue le player courant, qui redevient inactif. </text:p>
      <text:p text:style-name="P4"><text:span text:style-name="T1">a </text:span>affiche les informations détaillées sur le player concerné dans le module « Générateur A ». </text:p>
      <text:p text:style-name="P4"><text:span text:style-name="T1">b </text:span>affiche les informations détaillées sur le player concerné dans le module « Générateur B ». </text:p>
      <text:p text:style-name="P4"><text:span text:style-name="T1">c </text:span>affiche les informations détaillées sur le player concerné dans le module « Générateur C ». </text:p>
      <text:p text:style-name="P4"><text:span text:style-name="T1">d </text:span>affiche les informations détaillées sur le player concerné dans le module « Générateur D ». </text:p>
      <text:p text:style-name="P4"><text:span text:style-name="T1">e </text:span>rejoue le clip précédemment joué par ce lecteur. </text:p>
      <text:p text:style-name="P4"><text:span text:style-name="T1">E </text:span>rejoue et verrouille le clip précédemment joué par ce lecteur. </text:p>
      <text:p text:style-name="P4"><text:span text:style-name="T1">k </text:span>« kill » : interrompt le player courant, qui redevient inactif. </text:p>
      <text:p text:style-name="P4"><text:span text:style-name="T1">m </text:span>verrouille et mute ou démute le player. </text:p>
      <text:p text:style-name="P4"><text:span text:style-name="T1">s </text:span>passe en mode « solo » le player correspondant, et le sélectionne pour édition éventuelle dans le module « Dynamic Play Parameters ». </text:p>
      <text:p text:style-name="P4"/>
      <text:p text:style-name="P3">Module « Clips Selection »</text:p>
      <text:p text:style-name="P7"/>
      <text:p text:style-name="P7">Souris</text:p>
      <text:p text:style-name="P7"/>
      <text:p text:style-name="P1"><text:span text:style-name="T2">Clic-gauche </text:span><text:span text:style-name="T4">joue le clip choisi avec les caractéristiques (play mode et </text:span>space mode) du partiel 0. </text:p>
      <text:p text:style-name="P5"><text:span text:style-name="T2">Clic-gauche+Ctrl </text:span>joue et verrouille le clip choisi avec les caractéristiques (play mode et space mode) du partiel 0. </text:p>
      <text:p text:style-name="P5"><text:span text:style-name="T2">Clic-gauche+Alt </text:span>interrompt les clips en cours de jeu, et joue le clip choisi avec les caractéristiques (play mode et space mode) du partiel 0. </text:p>
      <text:p text:style-name="P5"><text:span text:style-name="T2">Clic-gauche+Alt+Shift </text:span>interrompt les clips en cours de jeu, et joue et verrouille le clip choisi avec les caractéristiques (play mode et space mode) du partiel 0. </text:p>
      <text:p text:style-name="P5"><text:span text:style-name="T2">Clic-gauche+Shift</text:span> remet à 0 les caractéristiques d’un clip. S’il doit être joué, il sera vérifié à nouveau. </text:p>
      <text:p text:style-name="P5"><text:span text:style-name="T2">Clic-gauche+Alt+Shift</text:span> remet à 0 toutes les caractéristiques des clips situés entre cette case et la position antérieurement sélectionnée par un «Clic-droit». </text:p>
      <text:p text:style-name="P5"><text:span text:style-name="T2">Clic-gauche+Ctrl+Shift</text:span> active ou désactive le clip (un clip désactivé n’est pas joué, et affiche en rouge sombre « 999 »). </text:p>
      <text:p text:style-name="P5"><text:span text:style-name="T2">Clic-droit</text:span> sélectionne, sans le jouer, le clip correspondant. </text:p>
      <text:p text:style-name="P5"><text:span text:style-name="T2">Clic-droit+Cmd</text:span> force une revérification du clip. </text:p>
      <text:p text:style-name="P8"><text:span text:style-name="T3">Clic-droit+Ctrl+Shift</text:span><text:span text:style-name="T5"> supprime tous les clips importés par glisser-déposer situés entre cette case et la position antérieurement sélectionnée par un « Clic-droit ». Les fichiers audio originaux ne sont naturellement pas modifiés. </text:span></text:p>
      <text:p text:style-name="P8"><text:span text:style-name="T3">Clic-droit+Ctrl+Shift+Alt</text:span><text:span text:style-name="T5"> <text:s/>remet à 0 les caractéristiques de l’ensemble des clips du système, et relance un check de ceux-ci. Ceci permet de changer le répertoire « WAVES », puis de vérifier l’ensemble des clips, sans avoir à relancer la session. </text:span></text:p>
      <text:p text:style-name="P5"/>
      <text:p text:style-name="P7">Clavier</text:p>
      <text:p text:style-name="P7"/>
      <text:p text:style-name="P1"><text:span text:style-name="T2">Les flèches</text:span> (« <text:span text:style-name="T2">up</text:span> », « <text:span text:style-name="T2">dow</text:span>n », « <text:span text:style-name="T2">left</text:span> », « <text:span text:style-name="T2">right</text:span> ») premettent de se « déplacer » dans la banque en sélectionnant le clip voisin (en haut, bas, etc.) du clip courant. </text:p>
      <text:p text:style-name="P5"><text:span text:style-name="T2">Les flèches</text:span><text:span text:style-name="T4"> (« </text:span><text:span text:style-name="T2">up</text:span><text:span text:style-name="T4"> », « </text:span><text:span text:style-name="T2">down</text:span><text:span text:style-name="T4"> »), avec « </text:span><text:span text:style-name="T2">shift</text:span><text:span text:style-name="T4"> »</text:span>, commutent les différents modes d’affichage. </text:p>
      <text:p text:style-name="P5"><text:span text:style-name="T2">Espace</text:span> ou « <text:span text:style-name="T2">Return</text:span> » : joue le clip choisi avec les caractéristiques (play mode et space mode) du partiel 0. </text:p>
      <text:p text:style-name="P5"><text:span text:style-name="T2">Touches </text:span>«<text:span text:style-name="T2">0</text:span>» à «<text:span text:style-name="T2">9</text:span>», «<text:span text:style-name="T2">a</text:span>» à «<text:span text:style-name="T2">z</text:span>», puis «<text:span text:style-name="T2">Shift+A</text:span>» à «<text:span text:style-name="T2">Shift+Z</text:span>» : jouent le clip choisi avec les caractéristiques (play mode et space mode) du partiel « <text:span text:style-name="T6">N </text:span>», le numéro « <text:span text:style-name="T6">N </text:span>» étant déduit de la touche choisie (0 à 9 pour les chiffres, «10» à « 35 » pour les minuscules, et « 36 » à « 61 » pour les majuscules), et donc compris entre « 0 » et « 61 ». </text:p>
      <text:p text:style-name="P5"><text:span text:style-name="T2">Touche « ! »</text:span> : supprime l’alias importé à cet emplacement. </text:p>
      <text:p text:style-name="P5"><text:span text:style-name="T2">Touche « : »</text:span> : remet à 0 les caractéristiques du clip. S’il doit être joué, il sera vérifié à nouveau.</text:p>
      <text:p text:style-name="P5"><text:span text:style-name="T2">Touche « / »</text:span> : remet à 0 les caractéristiques de tous les clips du bloc de 100 affiché. Si un clip est joué, il sera vérifié à nouveau. </text:p>
      <text:p text:style-name="P5"><text:span text:style-name="T2">Touche « = »</text:span> : active ou désactive le clip (un clip désactivé n’est pas joué, et affiche en rouge sombre « 999 »). </text:p>
      <text:p text:style-name="P5"><text:span text:style-name="T2">Touche « + »</text:span> : active ou désactive tous les clips du bloc de 100 affiché. </text:p>
      <text:p text:style-name="P14"/>
      <text:p text:style-name="P3">Module « Play Log »</text:p>
      <text:p text:style-name="P7"/>
      <text:p text:style-name="P7">Pad 1</text:p>
      <text:p text:style-name="P14"/>
      <text:p text:style-name="P14">Enregistrement « Stopped », « Pause » « Recording »<text:span text:style-name="T4"> par « C-G » « Cmd-C-G ». « C-D » : menu</text:span></text:p>
      <text:p text:style-name="P14">Record Time<text:span text:style-name="T4"> « C-G » passe de « H-M-S » à « S.mS ». « C-D » pour « Lock sounds on pause »</text:span></text:p>
      <text:p text:style-name="P14">Items count<text:span text:style-name="T4"> ; « C-D » pour « Record replayed sounds »</text:span></text:p>
      <text:p text:style-name="P14">Auto-Play<text:span text:style-name="T4"> ; « C-G »pour « On/Off » ; « Cmd-C-G » coupe les sons ; « C-D » coupe sons et play.</text:span></text:p>
      <text:p text:style-name="P14">Replay<text:span text:style-name="T4"> </text:span>« Stopped », « Pause » « Replaying » <text:span text:style-name="T4">par</text:span> « C-G » ; « C-D » : <text:span text:style-name="T4">menu.</text:span></text:p>
      <text:p text:style-name="P14">Play time<text:span text:style-name="T4"> ; « C-G » passe de « H-M-S » à « S.mS ». « C-D » pour « Repeat »</text:span></text:p>
      <text:p text:style-name="P14">Item number<text:span text:style-name="T4"> ; « C-D » pour « Markers include replayed sounds »</text:span></text:p>
      <text:p text:style-name="P14">Next play<text:span text:style-name="T4"> ; « C-D » pour « Replay », « Play control », « Replay mute »</text:span></text:p>
      <text:p text:style-name="P14"><text:span text:style-name="T4"/></text:p>
      <text:p text:style-name="P14">« a »<text:span text:style-name="T4"> : « Auto Play » « On/Off »</text:span></text:p>
      <text:p text:style-name="P14">« h »<text:span text:style-name="T4"> : stoppe enregistrement et replay</text:span></text:p>
      <text:p text:style-name="P14">« i »<text:span text:style-name="T4"> : inverse le sens de la lecture</text:span></text:p>
      <text:p text:style-name="P14">« j »<text:span text:style-name="T4"> : inverse « Immediate jump into loop »</text:span></text:p>
      <text:p text:style-name="P14">« k »<text:span text:style-name="T4"> : inverse « Lock replayed sounds »</text:span></text:p>
      <text:p text:style-name="P14">« l »<text:span text:style-name="T4"> : inverse « Reapeat mode »</text:span></text:p>
      <text:p text:style-name="P14">« m »<text:span text:style-name="T4"> : inverse « Mute replay »</text:span></text:p>
      <text:p text:style-name="P14">« o »<text:span text:style-name="T4"> : inverse « Lock sounds on pause »</text:span></text:p>
      <text:p text:style-name="P14">« p »<text:span text:style-name="T4"> : inverse « Replay/Pause »</text:span></text:p>
      <text:p text:style-name="P14">« q »<text:span text:style-name="T4"> : répète le son précédent en mode « step »</text:span></text:p>
      <text:p text:style-name="P14">« r »<text:span text:style-name="T4"> : inverse « Record/Pause »</text:span></text:p>
      <text:p text:style-name="P14">« s »<text:span text:style-name="T4"> : inverse « Step mode »</text:span></text:p>
      <text:p text:style-name="P14">« t »<text:span text:style-name="T4"> : inverse « Record replayed sounds »</text:span></text:p>
      <text:p text:style-name="P14">« u »<text:span text:style-name="T4"> : inverse « Unlock replayed sounds »</text:span></text:p>
      <text:p text:style-name="P14">« w »<text:span text:style-name="T4"> : varie la vitesse de lecture entre -2.5 et 2.5</text:span></text:p>
      <text:p text:style-name="P14">« z »<text:span text:style-name="T4"> : arrête enregistrement, lecture et production de son </text:span></text:p>
      <text:p text:style-name="P14"><text:span text:style-name="T4"/></text:p>
      <text:p text:style-name="P7">Pad 2</text:p>
      <text:p text:style-name="P14"><text:span text:style-name="T4"/></text:p>
      <text:p text:style-name="P14">« C-G »<text:span text:style-name="T4"> crée un marqueur si vide (date enregistrement), ou va à la date correspondante.</text:span></text:p>
      <text:p text:style-name="P14">« Cmd-C-G »<text:span text:style-name="T4"> crée un marqueur si vide (date lecture), ou va à la date correspondante.</text:span></text:p>
      <text:p text:style-name="P14">« Ctl-C-G »<text:span text:style-name="T4"> remplace un marqueur</text:span></text:p>
      <text:p text:style-name="P14">« Ctl-Alt-C-G »<text:span text:style-name="T4"> supprime le marqueur courant</text:span></text:p>
      <text:p text:style-name="P14">« Cmd-Alt-C-G »<text:span text:style-name="T4"> toggle le marqueur en borne de boucle</text:span></text:p>
      <text:p text:style-name="P14">« C-D »<text:span text:style-name="T4"> toggle « Replay/Pause » si vide, ouvre un menu sinon.</text:span></text:p>
      <text:p text:style-name="P14">« Cmd-C-D »<text:span text:style-name="T4"> Lance les marqueurs de cette case et des cases situées en-dessous dans la colonne</text:span></text:p>
      <text:p text:style-name="P14">« Ctrl-C-D »<text:span text:style-name="T4"> Lance les marqueurs de cette case et des cases situées à droite dans la ligne</text:span></text:p>
      <text:p text:style-name="P14"><text:span text:style-name="T4"/></text:p>
      <text:p text:style-name="P14">« c »<text:span text:style-name="T4"> : copie le marqueur courant</text:span></text:p>
      <text:p text:style-name="P14">« d »<text:span text:style-name="T4"> : duplique le marqueur dans la première case disponible à sa suite</text:span></text:p>
      <text:p text:style-name="P14">« f »<text:span text:style-name="T4"> : change le marqueur courant en limite de boucle</text:span></text:p>
      <text:p text:style-name="P14">« n »<text:span text:style-name="T4"> : rend « neutre » le marqueur</text:span></text:p>
      <text:p text:style-name="P14">« b »<text:span text:style-name="T4"> : rend à un marqueur « neutre » sa fonctionnalité antérieure</text:span></text:p>
      <text:p text:style-name="P14">« x »<text:span text:style-name="T4"> : coupe le marqueur</text:span></text:p>
      <text:p text:style-name="P14">« v »<text:span text:style-name="T4"> : colle le dernier marqueur coupé ou copié</text:span></text:p>
      <text:p text:style-name="P14">« y »<text:span text:style-name="T4"> : change cycliquement le type du marqueur, de « inactif » à « séquence »</text:span></text:p>
      <text:p text:style-name="P3">Module « Dynamic parameters »</text:p>
      <text:p text:style-name="P7"/>
      <text:p text:style-name="P14"><text:span text:style-name="T4">Paramètres : « statiques », « initialisation » (lancement d'un clip), « dynamiques »</text:span></text:p>
      <text:p text:style-name="P22"><text:bookmark text:name="magicparlabel-427060"/><text:span text:style-name="T2">Play Dur</text:span>. (« Play duration »). <text:span text:style-name="T8">Loop Dur</text:span><text:span text:style-name="T7">. (« Loop duration »). </text:span><text:span text:style-name="T8">Vol. Glob.</text:span><text:span text:style-name="T7"> (« Volume Global »). </text:span><text:span text:style-name="T8">Dyn. Vol.</text:span><text:span text:style-name="T7"> (« Volume Dynamique »). </text:span><text:span text:style-name="T8">Dyn. Rate</text:span><text:span text:style-name="T7"> (« Vitesse de lecture »). </text:span><text:span text:style-name="T8">Transpose</text:span><text:span text:style-name="T7"> (« Transposition »). </text:span><text:span text:style-name="T8">Direction</text:span><text:span text:style-name="T7"> (« Sens de lecture »). </text:span><text:span text:style-name="T8">Dyn. Gsize</text:span><text:span text:style-name="T7"> (« Taille du grain »). </text:span><text:span text:style-name="T8">Dyn. Top</text:span><text:span text:style-name="T7"> (« Plateau »). </text:span><text:span text:style-name="T8">Dyn. Slant</text:span><text:span text:style-name="T7"> (« Inclinaison »). </text:span><text:span text:style-name="T8">Gr.Fd.In.Shp</text:span><text:span text:style-name="T7"> (« Forme de fade-in des grains »). </text:span><text:span text:style-name="T8">Gr.Fd.Out.Shp</text:span><text:span text:style-name="T7"> (« Forme de fade-out des grains »). </text:span><text:span text:style-name="T8">Dyn. Position</text:span><text:span text:style-name="T7"> (« Point de référence »). </text:span><text:span text:style-name="T8">Dyn.Pos.var</text:span><text:span text:style-name="T7"> (« Variation autour du point de référence »). </text:span><text:span text:style-name="T8">Dyn. Mass</text:span><text:span text:style-name="T7"> (« Densité du nuage de grains »). </text:span><text:span text:style-name="T8">Asynchronicity</text:span><text:span text:style-name="T7"> (« synchronisme de la génération des grain s»). </text:span><text:span text:style-name="T8">Harmonic Shape</text:span><text:span text:style-name="T7"> (« Numéro (0 à 10) d'un algorithme de transformation des grains »). I</text:span><text:span text:style-name="T8">nharmonicity</text:span><text:span text:style-name="T7"> (« Variations dans l'algorithme »).</text:span></text:p>
      <text:p text:style-name="P7">Pad 1</text:p>
      <text:p text:style-name="P7"/>
      <text:p text:style-name="P12"><text:span text:style-name="T4">Affichage du numéro de la configuration courante. « z » : « p », « q », « r », « s » : 0, 65 à 68.</text:span></text:p>
      <text:p text:style-name="P9">Référence au player et au clip [player-&gt;clip]. « c » : copie, « s » sauve dans play log, « i » sauve et verrouille, « a » : abandonne l'édition « C-D » : replay clip</text:p>
      <text:p text:style-name="P9">Mode de transfert des paramètres. « C-G », « C-D », « + », « a », « p » ou « m ».</text:p>
      <text:p text:style-name="P9">Valeur du paramètre « FLM1 » du préréglage courant (en hexadécimal). « C-G », « C-D », « z » « f »</text:p>
      <text:p text:style-name="P9">Valeur du paramètre « FLM2 » du préréglage courant (en hexadécimal).</text:p>
      <text:p text:style-name="P9">Valeur du masque de transfert « And ». </text:p>
      <text:p text:style-name="P9">Valeur du masque de transfert « Or ». <text:s text:c="10"/>FLM(dest) = (FLM(source) &amp; « And ») | « Or »</text:p>
      <text:p text:style-name="P10"><text:span text:style-name="T7">Nom du flag pointé par la souris dans L'éditeur de drapeaux « C-G », « C-D », « t », »x »</text:span></text:p>
      <text:p text:style-name="P10"><text:span text:style-name="T7"/></text:p>
      <text:p text:style-name="P11"><text:span text:style-name="T7">Pad 2</text:span></text:p>
      <text:p text:style-name="P11"><text:span text:style-name="T7"/></text:p>
      <text:p text:style-name="P10"><text:span text:style-name="T7">« C-G » capture des paramètres dynamiques dans la cellule cliquée / choix conf. Courante</text:span></text:p>
      <text:p text:style-name="P10"><text:span text:style-name="T7">« Cmd-C-G » force la capture <text:s/>cellule cliquée</text:span></text:p>
      <text:p text:style-name="P10"><text:span text:style-name="T7">« Cmd-Alt-C-G » efface la capture</text:span></text:p>
      <text:p text:style-name="P10"><text:span text:style-name="T7">« C-D » chargement des paramètres dynamiques de la cellule</text:span></text:p>
      <text:p text:style-name="P10"><text:span text:style-name="T7">« c » copie (en 65) le préréglage de la case courante</text:span></text:p>
      <text:p text:style-name="P10"><text:span text:style-name="T7">« v » colle dans la case courante le préréglage 65</text:span></text:p>
      <text:p text:style-name="P10"><text:span text:style-name="T7">« A », « Z », « E », « R », « T », « Y » : randomize les paramètres de la case (de – à +)</text:span></text:p>
      <text:p text:style-name="P10"><text:span text:style-name="T7">« Cmd-C-D » (après un « C-D ») choisit un second préset pour interpolation</text:span></text:p>
      <text:p text:style-name="P10"><text:span text:style-name="T7">« X » / « I » passage de interpolation [-1 1] à extrapolation [-3 3].</text:span></text:p>
      <text:p text:style-name="P10"><text:span text:style-name="T7">Notes</text:span></text:p>
      <text:p text:style-name="P10"><text:span text:style-name="T7">Conf : 0 (active) 1-64 : pad ; 65 (copier) ; 66 (avant coller) ; 67 (conf. Courante initiale) ; 68 (conf. par défaut au lancement d'un clip ; -1, -2... conf. Des clips des lecteurs 1, 2, etc. </text:span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Jacques Girardot</meta:initial-creator>
    <meta:creation-date>2024-10-24T22:20:49</meta:creation-date>
    <dc:date>2024-10-25T22:02:30</dc:date>
    <dc:creator>Jean-Jacques Girardot</dc:creator>
    <meta:editing-duration>PT12H19M15S</meta:editing-duration>
    <meta:editing-cycles>5</meta:editing-cycles>
    <meta:generator>OpenOffice/4.1.11$Unix OpenOffice.org_project/4111m1$Build-9808</meta:generator>
    <meta:printed-by>Jean-Jacques Girardot</meta:printed-by>
    <meta:print-date>2024-10-25T11:43:28</meta:print-date>
    <meta:document-statistic meta:table-count="0" meta:image-count="0" meta:object-count="0" meta:page-count="4" meta:paragraph-count="125" meta:word-count="1887" meta:character-count="9783"/>
  </office:meta>
</office:document-meta>
</file>